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paragraph-rsid="001541b0" style:text-blinking="false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fb29f52-7fff-758d-43ee-c2e4d354e958"/>['Ikenna Nwaogu', 'A. Subramanian', 'T. Pompo', 'S. Samuel', 'J. Munguia  ', 'M. Rega', 'J. Lingle', 'A. Schams', 'A. Rajan', 'J. Howard', 'S. Sprague']</text:p>
      <text:p text:style-name="Standard"/>
      <text:p text:style-name="Standard"/>
      <text:p text:style-name="Standard"/>
      <text:p text:style-name="P2">['Ikenna Nwaogu', 'J. Howard', 'J. Lingle', <text:s/>'T. Pompo', 'A. Schams', <text:s/>'S. Samuel', <text:s/>'J. Munguia', 'A. Subramanian', 'M. Rega', 'S. Sprague' ,'A. Rajan' 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1:55:37.632401811</meta:creation-date>
    <meta:editing-duration>PT27S</meta:editing-duration>
    <meta:editing-cycles>2</meta:editing-cycles>
    <meta:generator>LibreOffice/6.4.5.2$Linux_X86_64 LibreOffice_project/40$Build-2</meta:generator>
    <dc:date>2020-09-09T11:56:01.222248004</dc:date>
    <meta:document-statistic meta:table-count="0" meta:image-count="0" meta:object-count="0" meta:page-count="1" meta:paragraph-count="2" meta:word-count="46" meta:character-count="306" meta:non-whitespace-character-count="258"/>
  </office:meta>
</office:document-meta>
</file>